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font-name-asian="Arial1" style:font-name-complex="Tahoma"/>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0f424e"/>
    </style:style>
    <style:style style:name="P5" style:family="paragraph" style:parent-style-name="Standard">
      <style:text-properties style:font-name="Ubuntu" officeooo:rsid="0010788b" officeooo:paragraph-rsid="0010788b"/>
    </style:style>
    <style:style style:name="P6" style:family="paragraph" style:parent-style-name="Standard">
      <style:text-properties style:font-name="Ubuntu" officeooo:rsid="00114049" officeooo:paragraph-rsid="00114049"/>
    </style:style>
    <style:style style:name="P7" style:family="paragraph" style:parent-style-name="Standard">
      <style:text-properties style:font-name="Ubuntu" officeooo:rsid="00114049" officeooo:paragraph-rsid="0012f1db"/>
    </style:style>
    <style:style style:name="P8" style:family="paragraph" style:parent-style-name="Standard">
      <style:paragraph-properties fo:break-before="page"/>
      <style:text-properties style:font-name="Ubuntu"/>
    </style:style>
    <style:style style:name="P9" style:family="paragraph" style:parent-style-name="Standard">
      <style:text-properties style:font-name="Ubuntu"/>
    </style:style>
    <style:style style:name="P10" style:family="paragraph" style:parent-style-name="Standard">
      <style:text-properties style:font-name="Ubuntu" officeooo:rsid="00149f7f" officeooo:paragraph-rsid="00149f7f"/>
    </style:style>
    <style:style style:name="P11" style:family="paragraph" style:parent-style-name="Standard">
      <style:text-properties style:font-name="Ubuntu" officeooo:paragraph-rsid="00157a12"/>
    </style:style>
    <style:style style:name="P12" style:family="paragraph" style:parent-style-name="Standard">
      <style:text-properties style:font-name="Ubuntu" officeooo:rsid="000d9050" officeooo:paragraph-rsid="0017a8ab"/>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style:style style:name="T4" style:family="text">
      <style:text-properties officeooo:rsid="0009fc0a"/>
    </style:style>
    <style:style style:name="T5" style:family="text">
      <style:text-properties officeooo:rsid="000d9050"/>
    </style:style>
    <style:style style:name="T6" style:family="text">
      <style:text-properties officeooo:rsid="000f424e"/>
    </style:style>
    <style:style style:name="T7" style:family="text">
      <style:text-properties officeooo:rsid="0010788b"/>
    </style:style>
    <style:style style:name="T8" style:family="text">
      <style:text-properties officeooo:rsid="00114049"/>
    </style:style>
    <style:style style:name="T9" style:family="text">
      <style:text-properties officeooo:rsid="0012f1db"/>
    </style:style>
    <style:style style:name="T10" style:family="text">
      <style:text-properties officeooo:rsid="00157a12"/>
    </style:style>
    <style:style style:name="T11" style:family="text">
      <style:text-properties officeooo:rsid="0015ab21"/>
    </style:style>
    <style:style style:name="T12" style:family="text">
      <style:text-properties officeooo:rsid="00180a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 text:style-name="Internet_20_link" text:visited-style-name="Visited_20_Internet_20_Link">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 text:style-name="Internet_20_link" text:visited-style-name="Visited_20_Internet_20_Link">http://www.gnu.org/licenses/</text:a>&gt;. A copy of the license is included See file: GPL.TXT </text:p>
      <text:p text:style-name="P1"/>
      <text:p text:style-name="P3">Innovator<text:span text:style-name="T10">s</text:span>: <text:s/><text:tab/><text:span text:style-name="T10">Liselotte Scheu dba Scheus Rainbow Army</text:span> <text:s text:c="2"/>email: <text:span text:style-name="T4">kappa@dekka</text:span>.com</text:p>
      <text:p text:style-name="P1"><text:tab/><text:tab/>17600 S. Pacific HWY #20</text:p>
      <text:p text:style-name="P1"><text:tab/><text:tab/>Marylhurst, OR 97036-0020</text:p>
      <text:p text:style-name="P1"><text:tab/><text:tab/>usa</text:p>
      <text:p text:style-name="P1"><text:tab/><text:tab/>Place of performance:<text:tab/><text:tab/><text:span text:style-name="T10">place of business</text:span></text:p>
      <text:p text:style-name="P1"><text:tab/><text:tab/>Employer status: <text:tab/><text:tab/><text:tab/>self-employed (SB)</text:p>
      <text:p text:style-name="P1"><text:tab/><text:tab/><text:span text:style-name="T10">Contribution:<text:tab/><text:tab/><text:tab/><text:tab/>commercial, material, motivational support</text:span></text:p>
      <text:p text:style-name="P1"/>
      <text:p text:style-name="P11"><text:tab/><text:tab/><text:span text:style-name="T10">Benjamin Brink<text:tab/><text:tab/><text:tab/>c/o Scheus Rainbow Army</text:span></text:p>
      <text:p text:style-name="P11"><text:tab/><text:tab/>Origin:<text:tab/><text:tab/><text:tab/><text:tab/><text:tab/>self</text:p>
      <text:p text:style-name="P11"><text:tab/><text:tab/>Innovator representative:<text:tab/><text:tab/>self</text:p>
      <text:p text:style-name="P11"><text:tab/><text:tab/>New technology representative: <text:tab/><text:span text:style-name="T10">self</text:span></text:p>
      <text:p text:style-name="P11"/>
      <text:p text:style-name="P1">Abstract </text:p>
      <text:p text:style-name="P1"/>
      <text:p text:style-name="P10">This hardware design is for building an indoor tv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consists mainly of 75ohm coaxial cable or equivalent. 3. An omnidirectional antenna design reduces installation hurdles. 4. No post-installation adjustments; Assumes a fixed position mount. 5. Self-powered; Does not use an amplifier with external power supply.</text:p>
      <text:p text:style-name="P1"/>
      <text:p text:style-name="P8">Background</text:p>
      <text:p text:style-name="P1"/>
      <text:p text:style-name="P1">This device was initially conceived <text:span text:style-name="T10">as a strategy</text:span> <text:span text:style-name="T5">on March 2, 2015</text:span> <text:span text:style-name="T10">for developing</text:span> a <text:span text:style-name="T5">practical, frugal demonstration showing successful understanding and application of some principles of electromagnetism used in developing novel ion engines. <text:s/>The coaxial nature of the design was significant from inception. After re-analysis of the signal path and circuit from antenna to balun to receiver, the balun was incorporated into the antenna on May 19, 2015.</text:span></text:p>
      <text:p text:style-name="P1"/>
      <text:p text:style-name="P1">Section I. Problem</text:p>
      <text:p text:style-name="P1"/>
      <text:p text:style-name="P12">The problem of how to demonstrate competency with novel ion engine <text:span text:style-name="T11">technology while constrained by</text:span> a frugal budget, becomes: <text:s/></text:p>
      <text:p text:style-name="P12"/>
      <text:p text:style-name="P12">How to design a more valuable tv receiver's antenna that incorporates design principles not used in conventional tv antenna design?</text:p>
      <text:p text:style-name="P1"/>
      <text:p text:style-name="P1">Section II. <text:s/>Technically complete description of innovation</text:p>
      <text:p text:style-name="P1"/>
      <text:p text:style-name="P1">II.A. Purpose and description of innovation</text:p>
      <text:p text:style-name="P1"/>
      <text:p text:style-name="P4">This solution is a solid-state, high-Q resonator <text:span text:style-name="T5">apparatus</text:span> <text:span text:style-name="T5">that minimizes physical size while </text:span>using <text:span text:style-name="T6">mostly</text:span> common electric materials and shapes in an innovative configuration. <text:span text:style-name="T6">Whereas conventional antennas have a balun that signals must pass through between the antenna and receiver; This apparatus incorporates a unique configuration of a wide-band balun by reducing the balun circuit into the physical form of the antenna. By eliminating the separate nature of a balun from the signal's path to the receiver, the design is capable of delivering a stronger and higher quality signal. The antenna leverages the two conductor, dielectric and geometry of coaxial cable for functional utility of the balun.</text:span></text:p>
      <text:p text:style-name="P4"/>
      <text:p text:style-name="P1">II.B. Identification of component parts or steps, and explanation of mode of operation of innovation (with sketches)</text:p>
      <text:p text:style-name="P1"/>
      <text:p text:style-name="P1">II.B.1. “<text:span text:style-name="T7">loop”</text:span></text:p>
      <text:p text:style-name="P1"/>
      <text:p text:style-name="P5">The loop consists of a coaxial configured electrical construct such as coaxial cable. Specifically, the design calls for a conductive cylind<text:span text:style-name="T8">er </text:span>surrounding a conductor-wire at the axial center of the cylinder with a nonconductive dielectric between the two conductors. <text:s/><text:span text:style-name="T8">The conductive cylinder is configured most optimally as a closed-loop with a junction that passes the internal conductive-wire externally. For a given signal bit rate, the loop's and </text:span><text:soft-page-break/><text:span text:style-name="T8">cylinder's circumference is a fraction of the bit rate, such that a natural number multiple of the fractional wavelength is the equivalent wavelength of the bit rate at the speed of light.</text:span></text:p>
      <text:p text:style-name="P5"/>
      <text:p text:style-name="P6">II.B.2. “monopole” vertical antenna's</text:p>
      <text:p text:style-name="P6"/>
      <text:p text:style-name="P7">The monopole consists of a coaxial configured electrical construct such as coaxial cable. Specifically, the design calls for a conductive <text:span text:style-name="T7">cylind</text:span>er <text:span text:style-name="T7">surrounding a conductor-wire at the axial center of the cylinder with a nonconductive dielectric between the two conductors. </text:span>The conductive cylinder is configured most optimally as a monopole with a junction that passes the internal conductive-wire externally. For a given signal bit rate <text:span text:style-name="T9">or frequency</text:span>, the <text:span text:style-name="T9">monopole's</text:span> and cylinder's circumference is <text:span text:style-name="T9">either: 1. </text:span>a fraction of the bit rate, such that a natural number multiple of the fractional wavelength is the equivalent wavelength of the bit rate at the speed of light; <text:span text:style-name="T9">or 2. a harmony of multiple Q-resonances for multiple frequency bands or channels, such as television UHF/VHF bands or VHF band reception.</text:span></text:p>
      <text:p text:style-name="P5"/>
      <text:p text:style-name="P5">Coaxial wire: <text:s/>The two conductors have a capacitance/inductive relationship, where the <text:span text:style-name="T8">cylinderical</text:span> conductor functions as: <text:span text:style-name="T8">1.</text:span> the receiving antenna, <text:span text:style-name="T8">2. one of two input terminals</text:span> of a balun, <text:span text:style-name="T8">3. shielding one balun output and input terminal</text:span>. The axial wire <text:span text:style-name="T8">functions as</text:span> one output <text:span text:style-name="T8">terminal</text:span> of the balun; the other output <text:span text:style-name="T8">terminal is the grounded, shielded conductor.</text:span></text:p>
      <text:p text:style-name="P5"/>
      <text:p text:style-name="P5"/>
      <text:p text:style-name="P5"/>
      <text:p text:style-name="P5"/>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1"/>
      <text:p text:style-name="P1">variables: <text:tab/>r1<text:tab/>radius of cross-section of torus tube “main ring”</text:p>
      <text:p text:style-name="P1"><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tab/><text:tab/>p2<text:tab/>center point of circle with radius r2</text:p>
      <text:p text:style-name="P1"><text:tab/><text:tab/>û(r2)<text:tab/>an arbitrary unit length radial direction of r2 <text:s/>(a versor)</text:p>
      <text:p text:style-name="P1"><text:tab/><text:tab/> </text:p>
      <text:p text:style-name="P1"><text:tab/><text:tab/></text:p>
      <text:p text:style-name="P1"><text:soft-page-break/>II.B.2. Secondary rings</text:p>
      <text:p text:style-name="P1"/>
      <text:p text:style-name="P1">Secondary rings consist of a set of identical torus rings of electrically conductive material connected to the <text:s/>main current ring at the surface closest to the axis of symmetry z. See Figure 1 for references. Secondary rings are oriented coplanar to circles c1 in Figure 1 and strategically connected to the main current ring at the point closest to axis z in Figure 1.</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 plane above and perpendicular to Z-axis,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1">Multiple methods of are available to provide periodic primary induction via electromagnetism. Three cases for triggering the inductance resonance are DC pulse or equivalent, AC signal or equivalent, or exposure to a stream of ions. </text:p>
      <text:p text:style-name="P1"/>
      <text:p text:style-name="P1">II.C.1 Induction by electric pulse from DC power</text:p>
      <text:p text:style-name="P1"/>
      <text:p text:style-name="P1">A DC pulse (such as the trailing edge of a voltage spike resulting from an open circuit) following a straight cylindrical conductor along the Z-axis of symmetry may transmit an electromagnetic pulse to the apparatus via fast changing current that results in an electromagnetic pulse, an electrostatic charge wave, and possibly electromagnetic <text:soft-page-break/>radiation (at high frequencies). <text:s text:c="2"/>This DC pulse is essentially a variation of a high-frequency AC spike. </text:p>
      <text:p text:style-name="P1"/>
      <text:p text:style-name="P1">The moving charge along the Z-axis, as changing current, is a pulse of electromagnetic energy that induces an electric current and charge on the apparatus. An electric charge at the Z axis conductor induces an electrostatic, relative charge on the apparatus due to Coulombs law (via E field). The moving charge along the Z-axis, as changing current has a magnetic field (B component) that radiates outward from the Z-axis conductor towards the main ring and then secondary rings of the apparatus as the Z-axis charge moves toward point P1. <text:s/>The magnetic field decreases in intensity as current decreases when the charge passes point P1 along the Z-axis conductor. </text:p>
      <text:p text:style-name="P1"/>
      <text:p text:style-name="P1">A quickly changing current has high-frequency AC properties. <text:s/>If high-frequency properties occur, the current density of the Z-axis conductor is not uniform, but tends to move along the surface due to the <text:s/>“skin effect” and law of distribution of charges. <text:s/>Frederick W. Grover states in his book “Inductance Calculations: Working Formulas and Tables” published in 1946 by D. Van Nostrand Company, “..If the frequency is so high that the current may be considered as essentially confined to the surface of the conductors, then an electromagnetic wave is propagated along the wires with the velocity of light.. (page 262). ” <text:s/>In the presence of an electromagnetic field, the electromagnetic wave (charged particles) will follow a helical path or vortex thereby emitting electromagnetic radiation at a frequency near to the wavelength of the conductor's circumference, thereby providing an additional opportunity for electromagnetic energy to be transferred to the apparatus.</text:p>
      <text:p text:style-name="P1"/>
      <text:p text:style-name="P1">II.C.2 Induction by an alternating current (AC) cycle.</text:p>
      <text:p text:style-name="P1"/>
      <text:p text:style-name="P1">An AC cycle applied to a cylindrical (current sheet or solid) conductor along the Z-axis of symmetry may induce a magnetic field to the apparatus via electromagnetic induction and, or radiation, similar to Section II.1 Induction by electric pulse from DC power. <text:s/>However, an AC cycle consists of an electromagnetic wave with a positive and negative polarities. The magnetic field from the cylindrical conductor will flip poles in an AC cycle. </text:p>
      <text:p text:style-name="P1"/>
      <text:p text:style-name="P1">Tuning the AC cycle to the self-resonance frequencies and polar orientations of the apparatus is necessary to prevent the AC cycle from contributing neutralizing EMI of an opposing polarity in the resonant cycle that significantly reduces performance.</text:p>
      <text:p text:style-name="P1"/>
      <text:p text:style-name="P1">II.C.3 Induction by exposing to an ion stream or equivalent</text:p>
      <text:p text:style-name="P1"/>
      <text:p text:style-name="P1">By positioning a magnetic field (and possibly a charge opposite of the ion stream) at p2 with magnetic poles oriented along the Z-axis of symmetry, ions moving toward the <text:soft-page-break/>apparatus will curve according to the magnetic field (and influence of the charge difference), thereby causing current in the apparatus via electromagnetic induction.</text:p>
      <text:p text:style-name="P1"/>
      <text:p text:style-name="P1">II.C.4 A more detailed function of apparatus</text:p>
      <text:p text:style-name="P1"/>
      <text:p text:style-name="P1">The apparatus begins complementary resonating cycles at either self-induction of the primary ring, or the self, mutual induction of secondary rings –depending on initial <text:s/>induction trigger(s). </text:p>
      <text:p text:style-name="P1"/>
      <text:p text:style-name="P1">This section focuses on describing the nature of the resonant cycle in an ideal environment. <text:s/>A portion of the energy is lost to heat from impedance, hysteresis and eddy currents. </text:p>
      <text:p text:style-name="P1"/>
      <text:p text:style-name="P1">The apparatus' operates in high-Q resonance between two induction cycles. The main operating principles are:</text:p>
      <text:p text:style-name="P1"/>
      <text:p text:style-name="P1">Self and mutual inductance of round-wire (or current sheet) in go-and-return circuits, </text:p>
      <text:p text:style-name="P1">Lenz's law of counter created current from inductance, and </text:p>
      <text:p text:style-name="P1">Coulomb's law of electrostatic charge distribution. </text:p>
      <text:p text:style-name="P1"/>
      <text:p text:style-name="P1">THE FOLLOWING DESCRIPTION IS UNDER CONSTRUCTION..</text:p>
      <text:p text:style-name="P1"/>
      <text:p text:style-name="P1">A collapse of the current in the main ring will induce a current from the <text:s/>magnetic field centered at p2, thereby providing an opportunity for magnetic field oscillation and repetitive cascading induction. <text:s/>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1"/>
      <text:p text:style-name="P1">If a common transformer function were described, no further performance would be expected. A portion of the energy would be lost to heat from impedance, hysteresis and eddy currents. <text:s/></text:p>
      <text:p text:style-name="P1"/>
      <text:p text:style-name="P1">This apparatus is innovative partially because it is designed to convert organized "eddy" currents into continued cascading resonance, resulting in feedback of residual higher voltages that help sustain successive inductions.</text:p>
      <text:p text:style-name="P1"/>
      <text:p text:style-name="P1">Voltage from the secondary rings are fed to the main ring while the secondary rings are inducing current to the main ring.</text:p>
      <text:p text:style-name="P1"/>
      <text:p text:style-name="P1"><text:soft-page-break/>The apparatus emits electromagnetic waves primarily at wavelengths near c2 and c3, and theoretically c1 and c4.</text:p>
      <text:p text:style-name="P1"/>
      <text:p text:style-name="P1">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1"/>
      <text:p text:style-name="P1">Output as work may include creating streams of ions 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1"/>
      <text:p text:style-name="P1">Note: <text:s/>Although a single apparatus configuration is described with reference to alternate 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a current in a collapsing magnetic field (such as from self-inductance of a current in a round wire) tends to travel in a spiral or vortex due to Lenz's law, 2. that power losses from heat are reduced as voltage increases, 3. that eddy currents, including the “skin effect” become more significant as AC current's frequency increases, 4. that skin effect, where electron charge density increases toward a wire's surface, increases with increasing frequency, charge, or voltage (electric potential).</text:p>
      <text:p text:style-name="P1"><text:soft-page-break/></text:p>
      <text:p text:style-name="P1">II.E.1. Charged particles spiral in collapsing or increasing DC current </text:p>
      <text:p text:style-name="P1"/>
      <text:p text:style-name="P1">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1"/>
      <text:p text:style-name="P1">This is a hypothesis in progress. Access to a well equipped physics-electronics lab or HV-DC power transmission field experience could help quantify or determine more general patterns and its limitations.</text:p>
      <text:p text:style-name="P1"/>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text:soft-page-break/>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
      <text:p text:style-name="P2">Secondary rings' projected planes are oriented at near right angle to main ring's projected plane.</text:p>
      <text:p text:style-name="P2"/>
      <text:p text:style-name="P2">Secondary rings may be equally spaced along the main ring, or grouped and the groupings spaced equally along the main ring.</text:p>
      <text:p text:style-name="P1"><text:tab/></text:p>
      <text:p text:style-name="P1">II.G. Peripheral equipment.</text:p>
      <text:p text:style-name="P1"/>
      <text:p text:style-name="P1"><text:soft-page-break/>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Safety precautions should be used consistent with working with RF, microwave and other high-frequency high-voltage electromagnetic transmitters and where high-energy synchrotron radiation may be present.</text:p>
      <text:p text:style-name="P1"/>
      <text:p text:style-name="P1">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natural electromagnetic field collapse inducing a complementary field. Whereas the circuit is contained in a passive conductive material instead of an actively generated magnetic field. </text:p>
      <text:p text:style-name="P1"/>
      <text:p text:style-name="P1">III.B. Advantages of innovation.</text:p>
      <text:p text:style-name="P1"/>
      <text:p text:style-name="P1">An ion drive may require less energy for same amount of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
      <text:p text:style-name="P1">III.C. Development or new conceptual problems.</text:p>
      <text:p text:style-name="P1"><text:soft-page-break/></text:p>
      <text:p text:style-name="P1">By understanding boundary charge flow, faster and more effective electrical components may be designed with predictable EMI and subsequently less EMI issues.</text:p>
      <text:p text:style-name="P1"/>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Major Breakthrough</text:p>
      <text:p text:style-name="P1">V.C. State of development: <text:s/>early design and prototyping</text:p>
      <text:p text:style-name="P1"/>
      <text:p text:style-name="P1">Section 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text:soft-page-break/></text:p>
      <text:p text:style-name="P1">Liselotte Scheu<text:tab/>20 May 2013</text:p>
      <text:p text:style-name="P1">witness</text:p>
      <text:p text:style-name="P1"/>
      <text:p text:style-name="P1"/>
      <text:p text:style-name="P1">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text-properties officeooo:rsid="00180a2a"/>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12</text:page-number> of <text:page-count>12</text:page-count> on <text:date style:data-style-name="N84" text:date-value="2015-07-08T13:02:18.025441789">2015-07-08</text:date></text:p>
        <text:p text:style-name="MP1">file: README.odt<text:tab/><text:tab/><text:tab/><text:tab/><text:tab/><text:tab/>Copyright (c) 201<text:span text:style-name="MT1">5</text:span> Benjamin B. Brink </text:p>
        <text:p text:style-name="MP1">Licensed under the TAPR Open Hardware License (<text:a xlink:type="simple" xlink:href="http://www.tapr.org/OHL" text:style-name="Internet_20_link" text:visited-style-name="Visited_20_Internet_20_Link">www.tapr.org/OHL</text:a>) and </text:p>
        <text:p text:style-name="MP1"><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08T13:02:17.938794000</dc:date>
    <meta:editing-duration>P3DT21M9S</meta:editing-duration>
    <meta:editing-cycles>201</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12" meta:paragraph-count="160" meta:word-count="3464" meta:character-count="22416" meta:non-whitespace-character-count="18961"/>
  </office:meta>
</office:document-meta>
</file>